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69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2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6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96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97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9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9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0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0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0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0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0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b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1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1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15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1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1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1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1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0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1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2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23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24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25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26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27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28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29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0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1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2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33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34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35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36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37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38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39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40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1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42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43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44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4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4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4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4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4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5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5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5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5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5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5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5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6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6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62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63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64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65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66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67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mysterious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6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6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7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7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72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73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74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75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76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77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78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79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80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81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82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83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84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85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86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87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88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89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90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91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92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93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194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19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19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19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19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199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00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01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202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03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04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05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06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0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0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0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10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11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12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213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14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15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16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17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18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19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20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21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22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23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4913556</text:p>
          </table:table-cell>
          <table:table-cell table:style-name="ce32" table:formula="oooc:=[.A9]+[.B9]/60+[.C9]/3600" office:value-type="string">
            <text:p>39.190275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8.88">
            <text:p>28.88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